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6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4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;Courier New;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void MyUDP::readyRead(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Прием данных начинается с функции. Данная функция принимает данные от эмулятора. Эмулятор является отдельным проектом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алее начинает 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QVector &lt;TARGET&gt; targets = ParseJson (buffer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работать данная функция. Она преобразует данные из байтового формата в вектор целей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office:value-type="string" calcext:value-type="string">
            <text:p>данный вектор целей ложится в статическое хранилище функцией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style-name="ce1" office:value-type="string" calcext:value-type="string">
            <text:p>LocalStorageOfTargets (targets, "put_frame");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алее идет запись данных в ИКО по протоколу мавлинк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writedata(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в данной функции идет выемка данных из локального хранилища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алее идет преобразование данных формата пригодного для индикатора Ико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в процессе преобразования идет конвертация данных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в случае необходимости через функцию <text:s text:c="3"/>// WriteEmualateData ()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могут быть записаны эмулированные для минска данные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<text:span text:style-name="T1">при каждой записи </text:span><text:span text:style-name="T2">writedata() в ИКО идет вызов функции </text:span>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style-name="ce1" office:value-type="string" calcext:value-type="string">
            <text:p>InterfaceFromLANAndControllerToModel (0, "empty"); // this function lile a trigger for sending data to view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анная функция содержит вектор целей который хранится в стеке и информацию обо всех метка лейбл которые есть в проекте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при первом вызове один раз идет инициализация меток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алее вектор целей берется из локального хранилища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one_frame = LocalStorageOfTargets (one_frame, "get_frame");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алее происходит процесс идентификации целей. т.е присвоение каждой цели уникального ай ди ИД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<text:s/>one_frame = MODEL :: ObjectIdentification (one_frame);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после присвоения идет процесс распределения существующих целей к меткам лейбл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<text:s text:c="3"/>all_label_information = ConnectLabelAndTarget ( one_frame, all_label_information);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в случае если пользователь нажал на какую либо метку происходит срабатывание обработчика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<text:s text:c="8"/>all_label_information = HandlePressedLabel (pressed_label, all_label_information);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если же пользователь нажал на кнопку идет обработка нажатия в следующей функции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<text:s text:c="8"/>all_label_information = HandlePressedButton (pressed_label, all_label_information);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если пользователь принудительно выбрал класс фигуры то идет работа след функции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hangeClassActiveFigure (all_label_information, pressed_label);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алее идет запись данных в ИКО по протоколу мавлинк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12:34:55.479986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11:17:43.717980821</meta:creation-date>
    <meta:generator>LibreOffice/6.0.7.3$Linux_X86_64 LibreOffice_project/00m0$Build-3</meta:generator>
    <dc:date>2019-12-20T16:16:16.287983413</dc:date>
    <meta:editing-duration>PT57M23S</meta:editing-duration>
    <meta:editing-cycles>2</meta:editing-cycles>
    <meta:document-statistic meta:table-count="1" meta:cell-count="31" meta:object-count="0"/>
    <meta:user-defined meta:name="qrichtext">1</meta:user-defined>
  </office:meta>
</office:document-meta>
</file>